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9.53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5cm"/>
    </style:style>
    <style:style style:name="gr4" style:family="graphic" style:parent-style-name="standard">
      <style:graphic-properties draw:stroke="none" svg:stroke-color="#000000" draw:fill="none" draw:fill-color="#ffffff" fo:min-height="2.561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2.163cm"/>
    </style:style>
    <style:style style:name="gr7" style:family="graphic" style:parent-style-name="standard">
      <style:graphic-properties draw:stroke="none" svg:stroke-color="#000000" draw:fill="none" draw:fill-color="#ffffff" fo:min-height="1.2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3pt" fo:font-weight="bold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fo:font-weight="bold" style:font-size-asian="18pt" style:font-size-complex="18pt"/>
    </style:style>
    <style:style style:name="T2" style:family="text">
      <style:text-properties fo:font-size="13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7.62cm" svg:x="5.064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163cm" svg:y1="6.969cm" svg:x2="10.163cm" svg:y2="14.589cm">
          <text:p/>
        </draw:line>
        <draw:line draw:style-name="gr2" draw:text-style-name="P2" draw:layer="layout" svg:x1="5.064cm" svg:y1="10.719cm" svg:x2="15.097cm" svg:y2="10.737cm">
          <text:p/>
        </draw:line>
        <draw:frame draw:style-name="gr3" draw:text-style-name="P3" draw:layer="layout" svg:width="2.206cm" svg:height="1.275cm" svg:x="9.035cm" svg:y="5.603cm">
          <draw:text-box>
            <text:p text:style-name="P1"><text:span text:style-name="T1">Alto</text:span><text:span text:style-name="T1"><text:line-break/></text:span><text:span text:style-name="T1">Preço</text:span></text:p>
          </draw:text-box>
        </draw:frame>
        <draw:frame draw:style-name="gr3" draw:text-style-name="P3" draw:layer="layout" svg:width="2.206cm" svg:height="1.275cm" svg:x="9.081cm" svg:y="14.584cm">
          <draw:text-box>
            <text:p text:style-name="P1"><text:span text:style-name="T1">Baixo</text:span><text:span text:style-name="T1"><text:line-break/></text:span><text:span text:style-name="T1">Preço</text:span></text:p>
          </draw:text-box>
        </draw:frame>
        <draw:frame draw:style-name="gr4" draw:text-style-name="P3" draw:layer="layout" svg:width="3.937cm" svg:height="2.811cm" svg:x="15.127cm" svg:y="9.297cm">
          <draw:text-box>
            <text:p text:style-name="P1"><text:span text:style-name="T1">Alta</text:span><text:span text:style-name="T1"><text:line-break/></text:span><text:span text:style-name="T1">Disponibilidade</text:span></text:p>
            <text:p text:style-name="P1"><text:span text:style-name="T1">e</text:span><text:span text:style-name="T1"><text:line-break/></text:span><text:span text:style-name="T1">Muita</text:span></text:p>
            <text:p text:style-name="P1"><text:span text:style-name="T1">Funcionalidade</text:span></text:p>
          </draw:text-box>
        </draw:frame>
        <draw:frame draw:style-name="gr3" draw:text-style-name="P3" draw:layer="layout" svg:width="4.03cm" svg:height="2.811cm" svg:x="1.07cm" svg:y="9.258cm">
          <draw:text-box>
            <text:p text:style-name="P1"><text:span text:style-name="T1">Baixa</text:span><text:span text:style-name="T1"><text:line-break/></text:span><text:span text:style-name="T1">Disponibilidade</text:span><text:span text:style-name="T1"><text:line-break/></text:span><text:span text:style-name="T1">e</text:span><text:span text:style-name="T1"><text:line-break/></text:span><text:span text:style-name="T1">Pouca </text:span></text:p>
            <text:p text:style-name="P1"><text:span text:style-name="T1">Funcionalidade</text:span></text:p>
          </draw:text-box>
        </draw:frame>
        <draw:frame draw:style-name="gr5" draw:text-style-name="P4" draw:layer="layout" svg:width="3.937cm" svg:height="2.384cm" svg:x="5.953cm" svg:y="7.35cm">
          <draw:text-box>
            <text:p><text:span text:style-name="T2">*</text:span><text:span text:style-name="T3"> ReMarkable</text:span></text:p>
          </draw:text-box>
        </draw:frame>
        <draw:frame draw:style-name="gr6" draw:text-style-name="P4" draw:layer="layout" svg:width="4.572cm" svg:height="2.413cm" svg:x="5.318cm" svg:y="11.541cm">
          <draw:text-box>
            <text:p><text:span text:style-name="T3">* Write</text:span></text:p>
            <text:p><text:span text:style-name="T3">* Evernote</text:span></text:p>
            <text:p><text:span text:style-name="T3">* Papyrus Natural Note Taking</text:span></text:p>
          </draw:text-box>
        </draw:frame>
        <draw:frame draw:style-name="gr7" draw:text-style-name="P4" draw:layer="layout" svg:width="3.556cm" svg:height="1.474cm" svg:x="11.16cm" svg:y="11.16cm">
          <draw:text-box>
            <text:p><text:span text:style-name="T3">*</text:span> <text:span text:style-name="T3">e-c@der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07:36.363594922</meta:creation-date>
    <dc:date>2019-05-26T16:41:20.127074910</dc:date>
    <meta:editing-duration>PT22M26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